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48cm"/>
    </style:style>
    <style:style style:name="co4" style:family="table-column">
      <style:table-column-properties fo:break-before="auto" style:column-width="2.099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3.1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5">
      <style:table-properties table:display="true" style:writing-mode="lr-tb"/>
    </style:style>
    <style:style style:name="ta5" style:family="table" style:master-page-name="PageStyle_5f_Hoja6">
      <style:table-properties table:display="true" style:writing-mode="lr-tb"/>
    </style:style>
    <style:style style:name="ce1" style:family="table-cell" style:parent-style-name="Default">
      <style:table-cell-properties fo:background-color="#c1e5f5" style:diagonal-bl-tr="none" style:diagonal-tl-br="none" fo:border="0.74pt solid #000000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" style:family="table-cell" style:parent-style-name="Default">
      <style:table-cell-properties fo:border-bottom="none" fo:background-color="#c1e5f5" style:diagonal-bl-tr="none" style:diagonal-tl-br="none" fo:border-left="0.74pt solid #000000" fo:border-right="0.74pt solid #000000" style:rotation-align="none" fo:border-top="0.74pt solid #000000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" style:family="table-cell" style:parent-style-name="Default">
      <style:table-cell-properties fo:border-bottom="1.76pt solid #000000" fo:background-color="#83cbeb" style:diagonal-bl-tr="none" style:diagonal-tl-br="none" fo:border-left="1.76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40c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6" style:family="table-cell" style:parent-style-name="Default">
      <style:table-cell-properties fo:border-bottom="1.76pt solid #000000" fo:background-color="#83cbeb" style:diagonal-bl-tr="none" style:diagonal-tl-br="none" fo:border-left="0.74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40c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</style:style>
    <style:style style:name="ce8" style:family="table-cell" style:parent-style-name="Default">
      <style:table-cell-properties fo:border-bottom="1.76pt solid #000000" fo:background-color="#83cbeb" style:diagonal-bl-tr="none" style:diagonal-tl-br="none" fo:border-left="1.76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9" style:family="table-cell" style:parent-style-name="Default">
      <style:table-cell-properties fo:border-bottom="1.76pt solid #000000" fo:background-color="#83cbeb" style:diagonal-bl-tr="none" style:diagonal-tl-br="none" fo:border-left="0.74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0" style:family="table-cell" style:parent-style-name="Default">
      <style:table-cell-properties fo:border-bottom="1.76pt solid #000000" fo:background-color="#83cbeb" style:diagonal-bl-tr="none" style:diagonal-tl-br="none" fo:border-left="0.74pt solid #000000" fo:border-right="1.76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1" style:family="table-cell" style:parent-style-name="Default">
      <style:table-cell-properties fo:background-color="#83cbeb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40c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83cbeb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3" style:family="table-cell" style:parent-style-name="Default">
      <style:table-cell-properties fo:background-color="#d9f2d0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4" style:family="table-cell" style:parent-style-name="Default">
      <style:table-cell-properties fo:background-color="#b4e5a2" style:diagonal-bl-tr="none" style:diagonal-tl-br="none" fo:border="1.76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 office:value-type="string" calcext:value-type="string">
            <text:p>Avion</text:p>
          </table:table-cell>
          <table:table-cell table:style-name="ce1" office:value-type="string" calcext:value-type="string">
            <text:p>Asientos</text:p>
          </table:table-cell>
          <table:table-cell table:style-name="ce1" office:value-type="string" calcext:value-type="string">
            <text:p>Capacidad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TARIFAS</text:p>
          </table:table-cell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nº billetes</text:p>
          </table:table-cell>
          <table:table-cell/>
          <table:table-cell table:style-name="ce1" office:value-type="string" calcext:value-type="string">
            <text:p>AV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Estand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x1</text:p>
          </table:table-cell>
          <table:table-cell/>
          <table:table-cell table:style-name="ce1" office:value-type="string" calcext:value-type="string">
            <text:p>AV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Leisure plu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x2</text:p>
          </table:table-cell>
          <table:table-cell/>
          <table:table-cell table:style-name="ce1" office:value-type="string" calcext:value-type="string">
            <text:p>AV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00" calcext:value-type="float">
            <text:p>1300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Business plus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x3</text:p>
          </table:table-cell>
          <table:table-cell/>
          <table:table-cell table:style-name="ce1" office:value-type="string" calcext:value-type="string">
            <text:p>AV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Σ</text:p>
          </table:table-cell>
          <table:table-cell table:style-name="ce6" table:formula="of:=SUM([.C4:.C6])" office:value-type="float" office:value="61" calcext:value-type="float">
            <text:p>61</text:p>
          </table:table-cell>
          <table:table-cell table:style-name="ce6" table:formula="of:=SUM([.D4:.D6])" office:value-type="float" office:value="137" calcext:value-type="float">
            <text:p>137</text:p>
          </table:table-cell>
          <table:table-cell table:style-name="ce7" table:formula="of:=SUM([.E4]+[.E5]+[.E6])" office:value-type="string" office:string-value="" calcext:value-type="error">
            <text:p>#¡VALOR!</text:p>
          </table:table-cell>
          <table:table-cell/>
          <table:table-cell table:style-name="ce2" office:value-type="string" calcext:value-type="string">
            <text:p>AV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8" office:value-type="string" calcext:value-type="string">
            <text:p>Σ</text:p>
          </table:table-cell>
          <table:table-cell table:style-name="ce9" table:formula="of:=SUM([.H3:.H7])" office:value-type="float" office:value="750" calcext:value-type="float">
            <text:p>750</text:p>
          </table:table-cell>
          <table:table-cell table:style-name="ce10" table:formula="of:=SUM([.I3:.I7])" office:value-type="float" office:value="9400" calcext:value-type="float">
            <text:p>9400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unción objetivo:</text:p>
          </table:table-cell>
          <table:table-cell table:formula="of:=MAX(([.D4]*[.E4])+([.C5]*[.E5])+([.C6]*[.E6]))" office:value-type="string" office:string-value="" calcext:value-type="error">
            <text:p>#¡VALOR!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imera restricción:</text:p>
          </table:table-cell>
          <table:table-cell table:formula="of:=([.E4]*[.C4])+([.E5]*[.C5])+([.E6]*[.C6])" office:value-type="string" office:string-value="" calcext:value-type="error">
            <text:p>#¡VALOR!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egunda restricción:</text:p>
          </table:table-cell>
          <table:table-cell table:formula="of:=[.E7]&lt;=[.H8]" office:value-type="string" office:string-value="" calcext:value-type="error">
            <text:p>#¡VALOR!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ercera Restricción:</text:p>
          </table:table-cell>
          <table:table-cell table:number-columns-repeated="16382"/>
        </table:table-row>
      </table:table>
      <table:table table:name="Hoja2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Avion</text:p>
          </table:table-cell>
          <table:table-cell table:style-name="ce1" office:value-type="string" calcext:value-type="string">
            <text:p>Asientos</text:p>
          </table:table-cell>
          <table:table-cell table:style-name="ce1" office:value-type="string" calcext:value-type="string">
            <text:p>Capacid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1</text:p>
          </table:table-cell>
          <table:table-cell office:value-type="float" office:value="90" calcext:value-type="float">
            <text:p>90</text:p>
          </table:table-cell>
          <table:table-cell office:value-type="float" office:value="1700" calcext:value-type="float">
            <text:p>17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2</text:p>
          </table:table-cell>
          <table:table-cell office:value-type="float" office:value="120" calcext:value-type="float">
            <text:p>120</text:p>
          </table:table-cell>
          <table:table-cell office:value-type="float" office:value="2700" calcext:value-type="float">
            <text:p>27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3</text:p>
          </table:table-cell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4</text:p>
          </table:table-cell>
          <table:table-cell office:value-type="float" office:value="150" calcext:value-type="float">
            <text:p>150</text:p>
          </table:table-cell>
          <table:table-cell office:value-type="float" office:value="1700" calcext:value-type="float">
            <text:p>17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V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Σ</text:p>
          </table:table-cell>
          <table:table-cell table:style-name="ce9" table:formula="of:=SUM([.B2:.B6])" office:value-type="float" office:value="750" calcext:value-type="float">
            <text:p>750</text:p>
          </table:table-cell>
          <table:table-cell table:style-name="ce10" table:formula="of:=SUM([.C2:.C6])" office:value-type="float" office:value="9400" calcext:value-type="float">
            <text:p>9400</text:p>
          </table:table-cell>
          <table:table-cell table:number-columns-repeated="16381"/>
        </table:table-row>
      </table:table>
      <table:table table:name="Hoja3" table:style-name="ta3"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TARIFAS</text:p>
          </table:table-cell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nº billet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tanda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isure plus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usiness plus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Σ</text:p>
          </table:table-cell>
          <table:table-cell table:style-name="ce11" table:formula="of:=SUM([.B2:.B4])" office:value-type="float" office:value="61" calcext:value-type="float">
            <text:p>61</text:p>
          </table:table-cell>
          <table:table-cell table:style-name="ce11" table:formula="of:=SUM([.C2:.C4])" office:value-type="float" office:value="137" calcext:value-type="float">
            <text:p>137</text:p>
          </table:table-cell>
          <table:table-cell table:number-columns-repeated="16381"/>
        </table:table-row>
      </table:table>
      <table:table table:name="Hoja5" table:style-name="ta4">
        <office:forms form:automatic-focus="false" form:apply-design-mode="false"/>
        <table:table-column table:style-name="co1" table:number-columns-repeated="6" table:default-cell-style-name="Default"/>
        <table:table-column table:style-name="co3" table:default-cell-style-name="ce4"/>
        <table:table-column table:style-name="co1" table:number-columns-repeated="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6367" table:default-cell-style-name="Default"/>
        <table:table-row table:style-name="ro1">
          <table:table-cell table:style-name="ce12" office:value-type="string" calcext:value-type="string">
            <text:p>Aviones</text:p>
          </table:table-cell>
          <table:table-cell table:style-name="ce12" office:value-type="string" calcext:value-type="string">
            <text:p>Asientos</text:p>
          </table:table-cell>
          <table:table-cell table:style-name="ce12" office:value-type="string" calcext:value-type="string">
            <text:p>Capacidad</text:p>
          </table:table-cell>
          <table:table-cell table:number-columns-repeated="3"/>
          <table:table-cell table:style-name="ce12" office:value-type="string" calcext:value-type="string">
            <text:p>Aviones</text:p>
          </table:table-cell>
          <table:table-cell table:style-name="ce12" office:value-type="string" calcext:value-type="string">
            <text:p>Estandar</text:p>
          </table:table-cell>
          <table:table-cell table:style-name="ce12" office:value-type="string" calcext:value-type="string">
            <text:p>Leisure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Equipaje</text:p>
          </table:table-cell>
          <table:table-cell table:style-name="ce12" office:value-type="string" calcext:value-type="string">
            <text:p>Capacidad</text:p>
          </table:table-cell>
          <table:table-cell table:style-name="ce12" office:value-type="string" calcext:value-type="string">
            <text:p>Asientos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AV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4" table:formula="of:=[.H2]+[.I2]+[.J2]" office:value-type="float" office:value="90" calcext:value-type="float">
            <text:p>90</text:p>
          </table:table-cell>
          <table:table-cell table:style-name="ce4" table:formula="of:=[.H2]+(20*[.I2])+(40*[.J2])" office:value-type="float" office:value="1698" calcext:value-type="float">
            <text:p>1698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AV2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style-name="ce4" table:formula="of:=[.H3]+[.I3]+[.J3]" office:value-type="float" office:value="120" calcext:value-type="float">
            <text:p>120</text:p>
          </table:table-cell>
          <table:table-cell table:style-name="ce4" table:formula="of:=[.H3]+(20*[.I3])+(40*[.J3])" office:value-type="float" office:value="2699" calcext:value-type="float">
            <text:p>2699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AV3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4" table:formula="of:=[.H4]+[.I4]+[.J4]" office:value-type="float" office:value="200" calcext:value-type="float">
            <text:p>200</text:p>
          </table:table-cell>
          <table:table-cell table:style-name="ce4" table:formula="of:=[.H4]+(20*[.I4])+(40*[.J4])" office:value-type="float" office:value="1300" calcext:value-type="float">
            <text:p>1300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AV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4" table:formula="of:=[.H5]+[.I5]+[.J5]" office:value-type="float" office:value="150" calcext:value-type="float">
            <text:p>150</text:p>
          </table:table-cell>
          <table:table-cell table:style-name="ce4" table:formula="of:=[.H5]+(20*[.I5])+(40*[.J5])" office:value-type="float" office:value="1700" calcext:value-type="float">
            <text:p>170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5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AV5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style-name="ce4" table:formula="of:=[.H6]+[.I6]+[.J6]" office:value-type="float" office:value="190" calcext:value-type="float">
            <text:p>190</text:p>
          </table:table-cell>
          <table:table-cell table:style-name="ce15" table:formula="of:=[.H6]+(20*[.I6])+(40*[.J6])" office:value-type="float" office:value="1993" calcext:value-type="float">
            <text:p>1993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enemos 5 filas porque tenemos 5 aviones</text:p>
          </table:table-cell>
          <table:table-cell table:number-columns-repeated="5"/>
          <table:table-cell office:value-type="string" calcext:value-type="string">
            <text:p>Sumatorios</text:p>
          </table:table-cell>
          <table:table-cell table:formula="of:=SUM([.H2:.H6])" office:value-type="float" office:value="450" calcext:value-type="float">
            <text:p>450</text:p>
          </table:table-cell>
          <table:table-cell table:formula="of:=SUM([.I2]+[.I3]+[.I4]+[.I5]+[.I6])" office:value-type="float" office:value="153" calcext:value-type="float">
            <text:p>153</text:p>
          </table:table-cell>
          <table:table-cell table:formula="of:=SUM([.J2:.J6])" office:value-type="float" office:value="147" calcext:value-type="float">
            <text:p>147</text:p>
          </table:table-cell>
          <table:table-cell table:style-name="ce4" table:formula="of:=SUM([.K2:.K6])" office:value-type="float" office:value="750" calcext:value-type="float">
            <text:p>750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Default" table:number-columns-repeated="4"/>
          <table:table-cell table:style-name="ce4" table:formula="of:=0.6*[.K7]" office:value-type="float" office:value="450" calcext:value-type="float">
            <text:p>45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mitaciones:</text:p>
          </table:table-cell>
          <table:table-cell office:value-type="string" calcext:value-type="string">
            <text:p>x2&gt;=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 se pueden vender más de 20 billetes de Leisure en cada avión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x1&gt;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s se pueden vender más de 10 billetes de Business en cada avión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19*X1</text:p>
          </table:table-cell>
          <table:table-cell table:style-name="ce13" office:value-type="string" calcext:value-type="string">
            <text:p>49*X2</text:p>
          </table:table-cell>
          <table:table-cell table:style-name="ce13" office:value-type="string" calcext:value-type="string">
            <text:p>69*X3</text:p>
          </table:table-cell>
          <table:table-cell table:style-name="ce13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Restricciones:</text:p>
          </table:table-cell>
          <table:table-cell office:value-type="string" calcext:value-type="string">
            <text:p>&lt;=</text:p>
          </table:table-cell>
          <table:table-cell table:number-columns-repeated="2"/>
          <table:table-cell office:value-type="string" calcext:value-type="string">
            <text:p>Restricciones:</text:p>
          </table:table-cell>
          <table:table-cell office:value-type="string" calcext:value-type="string">
            <text:p>&gt;=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4" office:value-type="string" calcext:value-type="string">
            <text:p>AV1</text:p>
          </table:table-cell>
          <table:table-cell table:formula="of:=19*[.H2]" office:value-type="float" office:value="722" calcext:value-type="float">
            <text:p>722</text:p>
          </table:table-cell>
          <table:table-cell table:formula="of:=49*[.I2]" office:value-type="float" office:value="1029" calcext:value-type="float">
            <text:p>1029</text:p>
          </table:table-cell>
          <table:table-cell table:formula="of:=69*[.J2]" office:value-type="float" office:value="2139" calcext:value-type="float">
            <text:p>2139</text:p>
          </table:table-cell>
          <table:table-cell table:formula="of:=SUM([.G13]+[.H13]+[.I13])" office:value-type="float" office:value="3890" calcext:value-type="float">
            <text:p>3890</text:p>
          </table:table-cell>
          <table:table-cell table:number-columns-repeated="2"/>
          <table:table-cell table:formula="of:=[.K2]" office:value-type="float" office:value="90" calcext:value-type="float">
            <text:p>90</text:p>
          </table:table-cell>
          <table:table-cell/>
          <table:table-cell table:formula="of:=[.N2]" office:value-type="float" office:value="90" calcext:value-type="float">
            <text:p>90</text:p>
          </table:table-cell>
          <table:table-cell/>
          <table:table-cell table:formula="of:=[.I2]" office:value-type="float" office:value="21" calcext:value-type="float">
            <text:p>21</text:p>
          </table:table-cell>
          <table:table-cell/>
          <table:table-cell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AV2</text:p>
          </table:table-cell>
          <table:table-cell table:formula="of:=19*[.H3]" office:value-type="float" office:value="361" calcext:value-type="float">
            <text:p>361</text:p>
          </table:table-cell>
          <table:table-cell table:formula="of:=49*[.I3]" office:value-type="float" office:value="3332" calcext:value-type="float">
            <text:p>3332</text:p>
          </table:table-cell>
          <table:table-cell table:formula="of:=69*[.J3]" office:value-type="float" office:value="2277" calcext:value-type="float">
            <text:p>2277</text:p>
          </table:table-cell>
          <table:table-cell table:formula="of:=SUM([.G14]+[.H14]+[.I14])" office:value-type="float" office:value="5970" calcext:value-type="float">
            <text:p>5970</text:p>
          </table:table-cell>
          <table:table-cell table:number-columns-repeated="2"/>
          <table:table-cell table:formula="of:=[.K3]" office:value-type="float" office:value="120" calcext:value-type="float">
            <text:p>120</text:p>
          </table:table-cell>
          <table:table-cell/>
          <table:table-cell table:formula="of:=[.N3]" office:value-type="float" office:value="120" calcext:value-type="float">
            <text:p>120</text:p>
          </table:table-cell>
          <table:table-cell/>
          <table:table-cell table:formula="of:=[.I3]" office:value-type="float" office:value="68" calcext:value-type="float">
            <text:p>68</text:p>
          </table:table-cell>
          <table:table-cell/>
          <table:table-cell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AV3</text:p>
          </table:table-cell>
          <table:table-cell table:formula="of:=19*[.H4]" office:value-type="float" office:value="3040" calcext:value-type="float">
            <text:p>3040</text:p>
          </table:table-cell>
          <table:table-cell table:formula="of:=49*[.I4]" office:value-type="float" office:value="1127" calcext:value-type="float">
            <text:p>1127</text:p>
          </table:table-cell>
          <table:table-cell table:formula="of:=69*[.J4]" office:value-type="float" office:value="1173" calcext:value-type="float">
            <text:p>1173</text:p>
          </table:table-cell>
          <table:table-cell table:formula="of:=SUM([.G15]+[.H15]+[.I15])" office:value-type="float" office:value="5340" calcext:value-type="float">
            <text:p>5340</text:p>
          </table:table-cell>
          <table:table-cell table:number-columns-repeated="2"/>
          <table:table-cell table:formula="of:=[.K4]" office:value-type="float" office:value="200" calcext:value-type="float">
            <text:p>200</text:p>
          </table:table-cell>
          <table:table-cell/>
          <table:table-cell table:formula="of:=[.N4]" office:value-type="float" office:value="200" calcext:value-type="float">
            <text:p>200</text:p>
          </table:table-cell>
          <table:table-cell/>
          <table:table-cell table:formula="of:=[.I4]" office:value-type="float" office:value="23" calcext:value-type="float">
            <text:p>23</text:p>
          </table:table-cell>
          <table:table-cell/>
          <table:table-cell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AV4</text:p>
          </table:table-cell>
          <table:table-cell table:formula="of:=19*[.H5]" office:value-type="float" office:value="1900" calcext:value-type="float">
            <text:p>1900</text:p>
          </table:table-cell>
          <table:table-cell table:formula="of:=49*[.I5]" office:value-type="float" office:value="980" calcext:value-type="float">
            <text:p>980</text:p>
          </table:table-cell>
          <table:table-cell table:formula="of:=69*[.J5]" office:value-type="float" office:value="2070" calcext:value-type="float">
            <text:p>2070</text:p>
          </table:table-cell>
          <table:table-cell table:formula="of:=SUM([.G16]+[.H16]+[.I16])" office:value-type="float" office:value="4950" calcext:value-type="float">
            <text:p>4950</text:p>
          </table:table-cell>
          <table:table-cell table:number-columns-repeated="2"/>
          <table:table-cell table:formula="of:=[.K5]" office:value-type="float" office:value="150" calcext:value-type="float">
            <text:p>150</text:p>
          </table:table-cell>
          <table:table-cell/>
          <table:table-cell table:formula="of:=[.N5]" office:value-type="float" office:value="150" calcext:value-type="float">
            <text:p>150</text:p>
          </table:table-cell>
          <table:table-cell/>
          <table:table-cell table:formula="of:=[.I5]" office:value-type="float" office:value="20" calcext:value-type="float">
            <text:p>20</text:p>
          </table:table-cell>
          <table:table-cell/>
          <table:table-cell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AV5</text:p>
          </table:table-cell>
          <table:table-cell table:formula="of:=19*[.H6]" office:value-type="float" office:value="2527" calcext:value-type="float">
            <text:p>2527</text:p>
          </table:table-cell>
          <table:table-cell table:formula="of:=49*[.I6]" office:value-type="float" office:value="1029" calcext:value-type="float">
            <text:p>1029</text:p>
          </table:table-cell>
          <table:table-cell table:formula="of:=69*[.J6]" office:value-type="float" office:value="2484" calcext:value-type="float">
            <text:p>2484</text:p>
          </table:table-cell>
          <table:table-cell table:style-name="ce5" table:formula="of:=SUM([.G17]+[.H17]+[.I17])" office:value-type="float" office:value="6040" calcext:value-type="float">
            <text:p>6040</text:p>
          </table:table-cell>
          <table:table-cell table:number-columns-repeated="2"/>
          <table:table-cell table:formula="of:=[.K6]" office:value-type="float" office:value="190" calcext:value-type="float">
            <text:p>190</text:p>
          </table:table-cell>
          <table:table-cell/>
          <table:table-cell table:formula="of:=[.N6]" office:value-type="float" office:value="190" calcext:value-type="float">
            <text:p>190</text:p>
          </table:table-cell>
          <table:table-cell/>
          <table:table-cell table:formula="of:=[.I6]" office:value-type="float" office:value="21" calcext:value-type="float">
            <text:p>21</text:p>
          </table:table-cell>
          <table:table-cell/>
          <table:table-cell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4" table:formula="of:=SUM([.J13:.J17])" office:value-type="float" office:value="26190" calcext:value-type="float">
            <text:p>26190</text:p>
          </table:table-cell>
          <table:table-cell table:number-columns-repeated="2"/>
          <table:table-cell table:formula="of:=[.L2]" office:value-type="float" office:value="1698" calcext:value-type="float">
            <text:p>1698</text:p>
          </table:table-cell>
          <table:table-cell/>
          <table:table-cell table:formula="of:=[.M2]" office:value-type="float" office:value="1700" calcext:value-type="float">
            <text:p>1700</text:p>
          </table:table-cell>
          <table:table-cell/>
          <table:table-cell table:formula="of:=[.J2]" office:value-type="float" office:value="31" calcext:value-type="float">
            <text:p>31</text:p>
          </table:table-cell>
          <table:table-cell/>
          <table:table-cell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2"/>
          <table:table-cell table:formula="of:=[.L3]" office:value-type="float" office:value="2699" calcext:value-type="float">
            <text:p>2699</text:p>
          </table:table-cell>
          <table:table-cell/>
          <table:table-cell table:formula="of:=[.M3]" office:value-type="float" office:value="2700" calcext:value-type="float">
            <text:p>2700</text:p>
          </table:table-cell>
          <table:table-cell/>
          <table:table-cell table:formula="of:=[.J3]" office:value-type="float" office:value="33" calcext:value-type="float">
            <text:p>33</text:p>
          </table:table-cell>
          <table:table-cell/>
          <table:table-cell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6"/>
          <table:table-cell office:value-type="string" calcext:value-type="string">
            <text:p>sumatorio x 0,6</text:p>
          </table:table-cell>
          <table:table-cell table:formula="of:=0.6*SUM([.G13]+[.G14]+[.G15]+[.G16]+[.G17]+[.H13]+[.H14]+[.H15]+[.H16]+[.H17]+[.I13]+[.I14]+[.I15]+[.I16]+[.I17])" office:value-type="float" office:value="15714" calcext:value-type="float">
            <text:p>15714</text:p>
          </table:table-cell>
          <table:table-cell table:style-name="Default" table:number-columns-repeated="2"/>
          <table:table-cell table:number-columns-repeated="2"/>
          <table:table-cell table:formula="of:=[.L4]" office:value-type="float" office:value="1300" calcext:value-type="float">
            <text:p>1300</text:p>
          </table:table-cell>
          <table:table-cell/>
          <table:table-cell table:formula="of:=[.M4]" office:value-type="float" office:value="1300" calcext:value-type="float">
            <text:p>1300</text:p>
          </table:table-cell>
          <table:table-cell/>
          <table:table-cell table:formula="of:=[.J4]" office:value-type="float" office:value="17" calcext:value-type="float">
            <text:p>17</text:p>
          </table:table-cell>
          <table:table-cell/>
          <table:table-cell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2"/>
          <table:table-cell table:formula="of:=[.L5]" office:value-type="float" office:value="1700" calcext:value-type="float">
            <text:p>1700</text:p>
          </table:table-cell>
          <table:table-cell/>
          <table:table-cell table:formula="of:=[.M5]" office:value-type="float" office:value="1700" calcext:value-type="float">
            <text:p>1700</text:p>
          </table:table-cell>
          <table:table-cell/>
          <table:table-cell table:formula="of:=[.J5]" office:value-type="float" office:value="30" calcext:value-type="float">
            <text:p>30</text:p>
          </table:table-cell>
          <table:table-cell/>
          <table:table-cell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2"/>
          <table:table-cell table:formula="of:=[.L6]" office:value-type="float" office:value="1993" calcext:value-type="float">
            <text:p>1993</text:p>
          </table:table-cell>
          <table:table-cell/>
          <table:table-cell table:formula="of:=[.M6]" office:value-type="float" office:value="2000" calcext:value-type="float">
            <text:p>2000</text:p>
          </table:table-cell>
          <table:table-cell/>
          <table:table-cell table:formula="of:=[.J6]" office:value-type="float" office:value="36" calcext:value-type="float">
            <text:p>36</text:p>
          </table:table-cell>
          <table:table-cell/>
          <table:table-cell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6"/>
          <table:table-cell table:formula="of:=[.H7]" office:value-type="float" office:value="450" calcext:value-type="float">
            <text:p>450</text:p>
          </table:table-cell>
          <table:table-cell/>
          <table:table-cell table:formula="of:=[.K8]" office:value-type="float" office:value="450" calcext:value-type="float">
            <text:p>450</text:p>
          </table:table-cell>
          <table:table-cell table:number-columns-repeated="16365"/>
        </table:table-row>
        <table:named-expressions>
          <table:named-range table:name="solver_adj" table:base-cell-address="$Hoja1.$A$1" table:cell-range-address=".$H$2:.$J$6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1" loext:hidden="true"/>
          <table:named-range table:name="solver_lhs1" table:base-cell-address="$Hoja1.$A$1" table:cell-range-address=".$M$13:.$M$22" table:range-usable-as="hidden"/>
          <table:named-range table:name="solver_lhs2" table:base-cell-address="$Hoja1.$A$1" table:cell-range-address=".$Q$13:.$Q$23" table:range-usable-as="hidden"/>
          <table:named-expression table:name="solver_lo_eng" table:base-cell-address="$Hoja1.$A$1" table:expression="&quot;com.sun.star.comp.Calc.Lpsolve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2" loext:hidden="true"/>
          <table:named-range table:name="solver_opt" table:base-cell-address="$Hoja1.$A$1" table:cell-range-address=".$J$18" table:range-usable-as="hidden"/>
          <table:named-expression table:name="solver_rel1" table:base-cell-address="$Hoja1.$A$1" table:expression="1" loext:hidden="true"/>
          <table:named-expression table:name="solver_rel2" table:base-cell-address="$Hoja1.$A$1" table:expression="3" loext:hidden="true"/>
          <table:named-range table:name="solver_rhs1" table:base-cell-address="$Hoja1.$A$1" table:cell-range-address=".$O$13:.$O$22" table:range-usable-as="hidden"/>
          <table:named-range table:name="solver_rhs2" table:base-cell-address="$Hoja1.$A$1" table:cell-range-address=".$S$13:.$S$23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sz" table:base-cell-address="$Hoja1.$A$1" table:expression="100" loext:hidden="true"/>
          <table:named-expression table:name="solver_stol" table:base-cell-address="$Hoja1.$A$1" table:expression="0" loext:hidden="true"/>
          <table:named-expression table:name="solver_tim" table:base-cell-address="$Hoja1.$A$1" table:expression="100" loext:hidden="true"/>
          <table:named-expression table:name="solver_typ" table:base-cell-address="$Hoja1.$A$1" table:expression="1" loext:hidden="true"/>
          <table:named-expression table:name="solver_val" table:base-cell-address="$Hoja1.$A$1" table:expression="0" loext:hidden="true"/>
          <table:named-expression table:name="solver_vrt" table:base-cell-address="$Hoja1.$A$1" table:expression="0" loext:hidden="true"/>
        </table:named-expressions>
      </table:table>
      <table:table table:name="Hoja6" table:style-name="ta5">
        <table:table-column table:style-name="co6" table:default-cell-style-name="Default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Aviones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Capacidad</text:p>
          </table:table-cell>
          <table:table-cell table:number-columns-repeated="3"/>
          <table:table-cell office:value-type="string" calcext:value-type="string">
            <text:p>Avione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quipaje</text:p>
          </table:table-cell>
          <table:table-cell office:value-type="string" calcext:value-type="string">
            <text:p>Capacidad</text:p>
          </table:table-cell>
          <table:table-cell office:value-type="string" calcext:value-type="string">
            <text:p>Asientos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1</text:p>
          </table:table-cell>
          <table:table-cell office:value-type="float" office:value="90" calcext:value-type="float">
            <text:p>90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AV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H2]+[.I2]+[.J2]" office:value-type="float" office:value="90" calcext:value-type="float">
            <text:p>90</text:p>
          </table:table-cell>
          <table:table-cell table:formula="of:=[.H2]+(20*[.I2])+(40*[.J2])" office:value-type="float" office:value="1691" calcext:value-type="float">
            <text:p>1691</text:p>
          </table:table-cell>
          <table:table-cell office:value-type="float" office:value="1700" calcext:value-type="float">
            <text:p>1700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2</text:p>
          </table:table-cell>
          <table:table-cell office:value-type="float" office:value="120" calcext:value-type="float">
            <text:p>120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AV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formula="of:=[.H3]+[.I3]+[.J3]" office:value-type="float" office:value="120" calcext:value-type="float">
            <text:p>120</text:p>
          </table:table-cell>
          <table:table-cell table:formula="of:=[.H3]+(20*[.I3])+(40*[.J3])" office:value-type="float" office:value="2699" calcext:value-type="float">
            <text:p>2699</text:p>
          </table:table-cell>
          <table:table-cell office:value-type="float" office:value="2700" calcext:value-type="float">
            <text:p>2700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3</text:p>
          </table:table-cell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AV3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H4]+[.I4]+[.J4]" office:value-type="float" office:value="200" calcext:value-type="float">
            <text:p>200</text:p>
          </table:table-cell>
          <table:table-cell table:formula="of:=[.H4]+(20*[.I4])+(40*[.J4])" office:value-type="float" office:value="1200" calcext:value-type="float">
            <text:p>12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4</text:p>
          </table:table-cell>
          <table:table-cell office:value-type="float" office:value="150" calcext:value-type="float">
            <text:p>150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AV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H5]+[.I5]+[.J5]" office:value-type="float" office:value="150" calcext:value-type="float">
            <text:p>150</text:p>
          </table:table-cell>
          <table:table-cell table:formula="of:=[.H5]+(20*[.I5])+(40*[.J5])" office:value-type="float" office:value="1700" calcext:value-type="float">
            <text:p>1700</text:p>
          </table:table-cell>
          <table:table-cell office:value-type="float" office:value="1700" calcext:value-type="float">
            <text:p>1700</text:p>
          </table:table-cell>
          <table:table-cell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5</text:p>
          </table:table-cell>
          <table:table-cell office:value-type="float" office:value="190" calcext:value-type="float">
            <text:p>19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AV5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formula="of:=[.H6]+[.I6]+[.J6]" office:value-type="float" office:value="190" calcext:value-type="float">
            <text:p>190</text:p>
          </table:table-cell>
          <table:table-cell table:formula="of:=[.H6]+(20*[.I6])+(40*[.J6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formula="of:=SUM([.H2:.H6])" office:value-type="float" office:value="450" calcext:value-type="float">
            <text:p>450</text:p>
          </table:table-cell>
          <table:table-cell table:formula="of:=SUM([.I2]+[.I3]+[.I4]+[.I5]+[.I6])" office:value-type="float" office:value="158" calcext:value-type="float">
            <text:p>158</text:p>
          </table:table-cell>
          <table:table-cell/>
          <table:table-cell table:formula="of:=SUM([.K2:.K6])" office:value-type="float" office:value="750" calcext:value-type="float">
            <text:p>75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formula="of:=0.6*[.K7]" office:value-type="float" office:value="450" calcext:value-type="float">
            <text:p>450</text:p>
          </table:table-cell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19*X1</text:p>
          </table:table-cell>
          <table:table-cell office:value-type="string" calcext:value-type="string">
            <text:p>49*X2</text:p>
          </table:table-cell>
          <table:table-cell office:value-type="string" calcext:value-type="string">
            <text:p>69*X3</text:p>
          </table:table-cell>
          <table:table-cell office:value-type="string" calcext:value-type="string">
            <text:p>TOTAL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1</text:p>
          </table:table-cell>
          <table:table-cell table:formula="of:=19*[.H2]" office:value-type="float" office:value="589" calcext:value-type="float">
            <text:p>589</text:p>
          </table:table-cell>
          <table:table-cell table:formula="of:=49*[.I2]" office:value-type="float" office:value="1715" calcext:value-type="float">
            <text:p>1715</text:p>
          </table:table-cell>
          <table:table-cell table:formula="of:=69*[.J2]" office:value-type="float" office:value="1656" calcext:value-type="float">
            <text:p>1656</text:p>
          </table:table-cell>
          <table:table-cell table:formula="of:=SUM([.G13]+[.H13]+[.I13])" office:value-type="float" office:value="3960" calcext:value-type="float">
            <text:p>396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2</text:p>
          </table:table-cell>
          <table:table-cell table:formula="of:=19*[.H3]" office:value-type="float" office:value="741" calcext:value-type="float">
            <text:p>741</text:p>
          </table:table-cell>
          <table:table-cell table:formula="of:=49*[.I3]" office:value-type="float" office:value="1421" calcext:value-type="float">
            <text:p>1421</text:p>
          </table:table-cell>
          <table:table-cell table:formula="of:=69*[.J3]" office:value-type="float" office:value="3588" calcext:value-type="float">
            <text:p>3588</text:p>
          </table:table-cell>
          <table:table-cell table:formula="of:=SUM([.G14]+[.H14]+[.I14])" office:value-type="float" office:value="5750" calcext:value-type="float">
            <text:p>575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3</text:p>
          </table:table-cell>
          <table:table-cell table:formula="of:=19*[.H4]" office:value-type="float" office:value="3040" calcext:value-type="float">
            <text:p>3040</text:p>
          </table:table-cell>
          <table:table-cell table:formula="of:=49*[.I4]" office:value-type="float" office:value="1372" calcext:value-type="float">
            <text:p>1372</text:p>
          </table:table-cell>
          <table:table-cell table:formula="of:=69*[.J4]" office:value-type="float" office:value="828" calcext:value-type="float">
            <text:p>828</text:p>
          </table:table-cell>
          <table:table-cell table:formula="of:=SUM([.G15]+[.H15]+[.I15])" office:value-type="float" office:value="5240" calcext:value-type="float">
            <text:p>524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4</text:p>
          </table:table-cell>
          <table:table-cell table:formula="of:=19*[.H5]" office:value-type="float" office:value="1900" calcext:value-type="float">
            <text:p>1900</text:p>
          </table:table-cell>
          <table:table-cell table:formula="of:=49*[.I5]" office:value-type="float" office:value="980" calcext:value-type="float">
            <text:p>980</text:p>
          </table:table-cell>
          <table:table-cell table:formula="of:=69*[.J5]" office:value-type="float" office:value="2070" calcext:value-type="float">
            <text:p>2070</text:p>
          </table:table-cell>
          <table:table-cell table:formula="of:=SUM([.G16]+[.H16]+[.I16])" office:value-type="float" office:value="4950" calcext:value-type="float">
            <text:p>495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5</text:p>
          </table:table-cell>
          <table:table-cell table:formula="of:=19*[.H6]" office:value-type="float" office:value="2280" calcext:value-type="float">
            <text:p>2280</text:p>
          </table:table-cell>
          <table:table-cell table:formula="of:=49*[.I6]" office:value-type="float" office:value="2254" calcext:value-type="float">
            <text:p>2254</text:p>
          </table:table-cell>
          <table:table-cell table:formula="of:=69*[.J6]" office:value-type="float" office:value="1656" calcext:value-type="float">
            <text:p>1656</text:p>
          </table:table-cell>
          <table:table-cell table:formula="of:=SUM([.G17]+[.H17]+[.I17])" office:value-type="float" office:value="6190" calcext:value-type="float">
            <text:p>6190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formula="of:=SUM([.J13:.J17])" office:value-type="float" office:value="26090" calcext:value-type="float">
            <text:p>2609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SUMA TOTAL:</text:p>
          </table:table-cell>
          <table:table-cell table:formula="of:=0.6*SUM([.G13]+[.G14]+[.G15]+[.G16]+[.G17]+[.H13]+[.H14]+[.H15]+[.H16]+[.H17]+[.I13]+[.I14]+[.I15]+[.I16]+[.I17])" office:value-type="float" office:value="15654" calcext:value-type="float">
            <text:p>1565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restricción:</text:p>
          </table:table-cell>
          <table:table-cell table:formula="of:=([.H7]-[.K8])" office:value-type="float" office:value="0" calcext:value-type="float">
            <text:p>0</text:p>
          </table:table-cell>
          <table:table-cell table:number-columns-repeated="16376"/>
        </table:table-row>
        <table:named-expressions>
          <table:named-range table:name="solver_adj" table:base-cell-address="$Hoja1.$A$1" table:cell-range-address="$Hoja6.$H$2:.$J$6" table:range-usable-as="hidden"/>
          <table:named-expression table:name="solver_cvg" table:base-cell-address="$Hoja1.$A$1" table:expression="0.0001" loext:hidden="true"/>
          <table:named-expression table:name="solver_drv" table:base-cell-address="$Hoja1.$A$1" table:expression="2" loext:hidden="true"/>
          <table:named-expression table:name="solver_eng" table:base-cell-address="$Hoja1.$A$1" table:expression="2" loext:hidden="true"/>
          <table:named-expression table:name="solver_est" table:base-cell-address="$Hoja1.$A$1" table:expression="1" loext:hidden="true"/>
          <table:named-expression table:name="solver_itr" table:base-cell-address="$Hoja1.$A$1" table:expression="2147483647" loext:hidden="true"/>
          <table:named-range table:name="solver_lhs1" table:base-cell-address="$Hoja1.$A$1" table:cell-range-address="$Hoja6.$H$2:.$J$6" table:range-usable-as="hidden"/>
          <table:named-range table:name="solver_lhs10" table:base-cell-address="$Hoja1.$A$1" table:cell-range-address="$Hoja6.$K$6" table:range-usable-as="hidden"/>
          <table:named-range table:name="solver_lhs11" table:base-cell-address="$Hoja1.$A$1" table:cell-range-address="$Hoja6.$L$2" table:range-usable-as="hidden"/>
          <table:named-range table:name="solver_lhs12" table:base-cell-address="$Hoja1.$A$1" table:cell-range-address="$Hoja6.$L$3" table:range-usable-as="hidden"/>
          <table:named-range table:name="solver_lhs13" table:base-cell-address="$Hoja1.$A$1" table:cell-range-address="$Hoja6.$L$4" table:range-usable-as="hidden"/>
          <table:named-range table:name="solver_lhs14" table:base-cell-address="$Hoja1.$A$1" table:cell-range-address="$Hoja6.$L$5" table:range-usable-as="hidden"/>
          <table:named-range table:name="solver_lhs15" table:base-cell-address="$Hoja1.$A$1" table:cell-range-address="$Hoja6.$L$6" table:range-usable-as="hidden"/>
          <table:named-range table:name="solver_lhs2" table:base-cell-address="$Hoja1.$A$1" table:cell-range-address="$Hoja6.$H$2:.$J$6" table:range-usable-as="hidden"/>
          <table:named-range table:name="solver_lhs3" table:base-cell-address="$Hoja1.$A$1" table:cell-range-address="$Hoja6.$H$7" table:range-usable-as="hidden"/>
          <table:named-range table:name="solver_lhs4" table:base-cell-address="$Hoja1.$A$1" table:cell-range-address="$Hoja6.$I$2:.$I$6" table:range-usable-as="hidden"/>
          <table:named-range table:name="solver_lhs5" table:base-cell-address="$Hoja1.$A$1" table:cell-range-address="$Hoja6.$J$2:.$J$6" table:range-usable-as="hidden"/>
          <table:named-range table:name="solver_lhs6" table:base-cell-address="$Hoja1.$A$1" table:cell-range-address="$Hoja6.$K$2" table:range-usable-as="hidden"/>
          <table:named-range table:name="solver_lhs7" table:base-cell-address="$Hoja1.$A$1" table:cell-range-address="$Hoja6.$K$3" table:range-usable-as="hidden"/>
          <table:named-range table:name="solver_lhs8" table:base-cell-address="$Hoja1.$A$1" table:cell-range-address="$Hoja6.$K$4" table:range-usable-as="hidden"/>
          <table:named-range table:name="solver_lhs9" table:base-cell-address="$Hoja1.$A$1" table:cell-range-address="$Hoja6.$K$5" table:range-usable-as="hidden"/>
          <table:named-expression table:name="solver_mip" table:base-cell-address="$Hoja1.$A$1" table:expression="2147483647" loext:hidden="true"/>
          <table:named-expression table:name="solver_mni" table:base-cell-address="$Hoja1.$A$1" table:expression="30" loext:hidden="true"/>
          <table:named-expression table:name="solver_mrt" table:base-cell-address="$Hoja1.$A$1" table:expression="0.075" loext:hidden="true"/>
          <table:named-expression table:name="solver_msl" table:base-cell-address="$Hoja1.$A$1" table:expression="2" loext:hidden="true"/>
          <table:named-expression table:name="solver_neg" table:base-cell-address="$Hoja1.$A$1" table:expression="1" loext:hidden="true"/>
          <table:named-expression table:name="solver_nod" table:base-cell-address="$Hoja1.$A$1" table:expression="2147483647" loext:hidden="true"/>
          <table:named-expression table:name="solver_num" table:base-cell-address="$Hoja1.$A$1" table:expression="15" loext:hidden="true"/>
          <table:named-expression table:name="solver_nwt" table:base-cell-address="$Hoja1.$A$1" table:expression="1" loext:hidden="true"/>
          <table:named-range table:name="solver_opt" table:base-cell-address="$Hoja1.$A$1" table:cell-range-address="$Hoja6.$J$18" table:range-usable-as="hidden"/>
          <table:named-expression table:name="solver_pre" table:base-cell-address="$Hoja1.$A$1" table:expression="0.000001" loext:hidden="true"/>
          <table:named-expression table:name="solver_rbv" table:base-cell-address="$Hoja1.$A$1" table:expression="2" loext:hidden="true"/>
          <table:named-expression table:name="solver_rel1" table:base-cell-address="$Hoja1.$A$1" table:expression="4" loext:hidden="true"/>
          <table:named-expression table:name="solver_rel10" table:base-cell-address="$Hoja1.$A$1" table:expression="1" loext:hidden="true"/>
          <table:named-expression table:name="solver_rel11" table:base-cell-address="$Hoja1.$A$1" table:expression="1" loext:hidden="true"/>
          <table:named-expression table:name="solver_rel12" table:base-cell-address="$Hoja1.$A$1" table:expression="1" loext:hidden="true"/>
          <table:named-expression table:name="solver_rel13" table:base-cell-address="$Hoja1.$A$1" table:expression="1" loext:hidden="true"/>
          <table:named-expression table:name="solver_rel14" table:base-cell-address="$Hoja1.$A$1" table:expression="1" loext:hidden="true"/>
          <table:named-expression table:name="solver_rel15" table:base-cell-address="$Hoja1.$A$1" table:expression="1" loext:hidden="true"/>
          <table:named-expression table:name="solver_rel2" table:base-cell-address="$Hoja1.$A$1" table:expression="3" loext:hidden="true"/>
          <table:named-expression table:name="solver_rel3" table:base-cell-address="$Hoja1.$A$1" table:expression="3" loext:hidden="true"/>
          <table:named-expression table:name="solver_rel4" table:base-cell-address="$Hoja1.$A$1" table:expression="3" loext:hidden="true"/>
          <table:named-expression table:name="solver_rel5" table:base-cell-address="$Hoja1.$A$1" table:expression="3" loext:hidden="true"/>
          <table:named-expression table:name="solver_rel6" table:base-cell-address="$Hoja1.$A$1" table:expression="1" loext:hidden="true"/>
          <table:named-expression table:name="solver_rel7" table:base-cell-address="$Hoja1.$A$1" table:expression="1" loext:hidden="true"/>
          <table:named-expression table:name="solver_rel8" table:base-cell-address="$Hoja1.$A$1" table:expression="1" loext:hidden="true"/>
          <table:named-expression table:name="solver_rel9" table:base-cell-address="$Hoja1.$A$1" table:expression="1" loext:hidden="true"/>
          <table:named-expression table:name="solver_rhs1" table:base-cell-address="$Hoja1.$A$1" table:expression="&quot;entero&quot;" loext:hidden="true"/>
          <table:named-range table:name="solver_rhs10" table:base-cell-address="$Hoja1.$A$1" table:cell-range-address="$Hoja6.$N$6" table:range-usable-as="hidden"/>
          <table:named-range table:name="solver_rhs11" table:base-cell-address="$Hoja1.$A$1" table:cell-range-address="$Hoja6.$M$2" table:range-usable-as="hidden"/>
          <table:named-range table:name="solver_rhs12" table:base-cell-address="$Hoja1.$A$1" table:cell-range-address="$Hoja6.$M$3" table:range-usable-as="hidden"/>
          <table:named-range table:name="solver_rhs13" table:base-cell-address="$Hoja1.$A$1" table:cell-range-address="$Hoja6.$M$4" table:range-usable-as="hidden"/>
          <table:named-range table:name="solver_rhs14" table:base-cell-address="$Hoja1.$A$1" table:cell-range-address="$Hoja6.$M$5" table:range-usable-as="hidden"/>
          <table:named-range table:name="solver_rhs15" table:base-cell-address="$Hoja1.$A$1" table:cell-range-address="$Hoja6.$M$6" table:range-usable-as="hidden"/>
          <table:named-expression table:name="solver_rhs2" table:base-cell-address="$Hoja1.$A$1" table:expression="0" loext:hidden="true"/>
          <table:named-range table:name="solver_rhs3" table:base-cell-address="$Hoja1.$A$1" table:cell-range-address="$Hoja6.$K$8" table:range-usable-as="hidden"/>
          <table:named-expression table:name="solver_rhs4" table:base-cell-address="$Hoja1.$A$1" table:expression="20" loext:hidden="true"/>
          <table:named-expression table:name="solver_rhs5" table:base-cell-address="$Hoja1.$A$1" table:expression="10" loext:hidden="true"/>
          <table:named-range table:name="solver_rhs6" table:base-cell-address="$Hoja1.$A$1" table:cell-range-address="$Hoja6.$N$2" table:range-usable-as="hidden"/>
          <table:named-range table:name="solver_rhs7" table:base-cell-address="$Hoja1.$A$1" table:cell-range-address="$Hoja6.$N$3" table:range-usable-as="hidden"/>
          <table:named-range table:name="solver_rhs8" table:base-cell-address="$Hoja1.$A$1" table:cell-range-address="$Hoja6.$N$4" table:range-usable-as="hidden"/>
          <table:named-range table:name="solver_rhs9" table:base-cell-address="$Hoja1.$A$1" table:cell-range-address="$Hoja6.$N$5" table:range-usable-as="hidden"/>
          <table:named-expression table:name="solver_rlx" table:base-cell-address="$Hoja1.$A$1" table:expression="2" loext:hidden="true"/>
          <table:named-expression table:name="solver_rsd" table:base-cell-address="$Hoja1.$A$1" table:expression="0" loext:hidden="true"/>
          <table:named-expression table:name="solver_scl" table:base-cell-address="$Hoja1.$A$1" table:expression="2" loext:hidden="true"/>
          <table:named-expression table:name="solver_sho" table:base-cell-address="$Hoja1.$A$1" table:expression="2" loext:hidden="true"/>
          <table:named-expression table:name="solver_ssz" table:base-cell-address="$Hoja1.$A$1" table:expression="100" loext:hidden="true"/>
          <table:named-expression table:name="solver_tim" table:base-cell-address="$Hoja1.$A$1" table:expression="2147483647" loext:hidden="true"/>
          <table:named-expression table:name="solver_tol" table:base-cell-address="$Hoja1.$A$1" table:expression="0" loext:hidden="true"/>
          <table:named-expression table:name="solver_typ" table:base-cell-address="$Hoja1.$A$1" table:expression="1" loext:hidden="true"/>
          <table:named-expression table:name="solver_val" table:base-cell-address="$Hoja1.$A$1" table:expression="0" loext:hidden="true"/>
          <table:named-expression table:name="solver_ver" table:base-cell-address="$Hoj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13:40:13.1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6" style:display-name="PageStyle_Hoja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5" style:display-name="PageStyle_Hoja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avermirandaana@gmail.com</meta:initial-creator>
    <meta:creation-date>2024-10-22T13:32:16</meta:creation-date>
    <dc:date>2024-10-24T19:44:27.588000000</dc:date>
    <meta:generator>LibreOffice/24.8.2.1$Windows_X86_64 LibreOffice_project/0f794b6e29741098670a3b95d60478a65d05ef13</meta:generator>
    <meta:editing-duration>PT5H56M20S</meta:editing-duration>
    <meta:editing-cycles>3</meta:editing-cycles>
    <meta:document-statistic meta:table-count="5" meta:cell-count="350" meta:object-count="0"/>
    <meta:user-defined meta:name="AppVersion">16.0300</meta:user-defined>
  </office:meta>
</office:document-meta>
</file>